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tham" svg:font-family="Gotham"/>
    <style:font-face style:name="Georgia" svg:font-family="Georgia" style:font-family-generic="roman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383de"/>
    </style:style>
    <style:style style:name="T1" style:family="text">
      <style:text-properties officeooo:rsid="0012c0af"/>
    </style:style>
    <style:style style:name="T2" style:family="text">
      <style:text-properties officeooo:rsid="00131ca4"/>
    </style:style>
    <style:style style:name="T3" style:family="text">
      <style:text-properties officeooo:rsid="001383de"/>
    </style:style>
    <style:style style:name="T4" style:family="text">
      <style:text-properties officeooo:rsid="00166a11"/>
    </style:style>
    <style:style style:name="T5" style:family="text">
      <style:text-properties officeooo:rsid="0016ba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Workshop OSP // Trois portraits</text:p>
      <text:p text:style-name="Text_20_body"/>
      <text:p text:style-name="Text_20_body">Miriam Betoux,</text:p>
      <text:p text:style-name="Text_20_body">Cyrielle Molard,</text:p>
      <text:p text:style-name="Text_20_body">Lucas Ribeiro,</text:p>
      <text:p text:style-name="Text_20_body">Sei-kyung Son,</text:p>
      <text:p text:style-name="Text_20_body">Malo Germond</text:p>
      <text:p text:style-name="Text_20_body"/>
      <text:p text:style-name="P1">Le projet dresse le portrait des trois personnage<text:span text:style-name="T1">s</text:span> principaux <text:span text:style-name="T1">du film de Xavier Dolan : « Les amours imaginaires » s</text:span>ous forme de trois édition<text:span text:style-name="T4">s</text:span> distinct<text:span text:style-name="T4">e</text:span>s. <text:span text:style-name="T5">F</text:span>ormats, police<text:span text:style-name="T4">s</text:span> de caractère, mise<text:span text:style-name="T4">s</text:span> en page, papier<text:span text:style-name="T4">s</text:span> <text:span text:style-name="T2">et</text:span> reliure<text:span text:style-name="T4">s</text:span> traduise<text:span text:style-name="T2">nt</text:span> l'identité de chaque p<text:span text:style-name="T2">rotagoniste</text:span>.<text:span text:style-name="T1"> Une unité se créée par l'association de ces éditions personnifiées. Francis et Marie vivent au travers de Nicola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tham" svg:font-family="Gotham"/>
    <style:font-face style:name="Georgia" svg:font-family="Georgia" style:font-family-generic="roman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Georgia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Georgia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Gotham" fo:font-family="Gotham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Georgia" fo:font-family="Georgia" style:font-family-generic="roman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Georgia" fo:font-family="Georgia" style:font-family-generic="roman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eorgia" fo:font-family="Georgia" style:font-family-generic="roman"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3T11:30:26.239121000</meta:creation-date>
    <dc:date>2016-05-03T14:45:31.225523000</dc:date>
    <meta:editing-duration>PT2H59M40S</meta:editing-duration>
    <meta:editing-cycles>5</meta:editing-cycles>
    <meta:generator>LibreOffice/5.0.2.2$MacOSX_X86_64 LibreOffice_project/37b43f919e4de5eeaca9b9755ed688758a8251fe</meta:generator>
    <meta:document-statistic meta:table-count="0" meta:image-count="0" meta:object-count="0" meta:page-count="1" meta:paragraph-count="7" meta:word-count="74" meta:character-count="483" meta:non-whitespace-character-count="416"/>
  </office:meta>
</office:document-meta>
</file>